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Ülkemizin gelecek stratejisi ile kendi hedeflerimin örtüştüğü konulardan biri, Web 4.0 teknolojisidir. 1900-2000 yılları arasında başlayan ve oluşturulduğu tarihten itibaren hayatımıza her geçen gün daha fazla dahil olmaya devam eden bu Web teknolojisi ve evreleri, gelecekte insanların hayatlarını daha fazla pratikleştirmek ve yardımcı olmak için, büyük bir önem taşımaktadır. </text:p>
      <text:p text:style-name="P1">     İlk Web teknolojilerinden olan Web 1.0; HTML formatında yazılmış, ve insanlara sadece bilgi vermeye yönelik, statik Web sayfalarının bulunduğu bir teknoloji iken, Web 2.0; ASP, ASP.Net, PHP gibi dillerin kullanılması sayesinde insanların artık edindikleri bilgilerin yanı sıra, içeriklere müdahale edebilmesi sayesinde web ortamına dinamiklik katan bir teknolojidir. Daha da geliştirilebileceğini düşündüğüm, ve artık yapay zekanın da dahil olduğu Web 3.0 teknolojisi ise, insanların yapay zeka ile nasıl, hangi konu üzerinde ne kadar ilgilendiklerini, ne kadar insan ilişkilerine yakın bir iletişim kurabildiklerini gözlemleyip bu veriler sayesinde yapay zekanın daha da ‘insansı’ olmasını sağlayarak, Web 4.0 teknolojisini hayata geçirebileceğimize inanıyorum. </text:p>
      <text:p text:style-name="P1">     Gelecek stratejilerden biri olan Web 4.0 teknolojisiNe ulaşabilmek için, 1. Yıl kapsamlı bir bilgi edinme sürecinden geçip, önceki Web teknolojilerinde hangi kaynak ve dillerin kullanıldığı, bunların hangilerinin hala sürdürülebilir ve kullanılabilecek olduğunu ince detaylarına kadar öğrenip, yapmak istediğim hedef doğrultusunda ağır bir bilgi edinme çalışması yapıp, bir yandan da HTML, Java Script, CSS gibi öğrenmem ve geliştirmem gereken yazılım dillerine karşı bir yetkinlik edinmem, bu sürecin sonunda edindiğim bilgiler ile nasıl bir yol izlemem gerektiğini bana gösterebilir ve planımı ona göre şekillendirebilir. </text:p>
      <text:p text:style-name="P1">   3.yıl, Web 4.0 teknolojisinin özelliklerinden olduğu öne sürülen Yapay Zeka (AI), Sanal Gerçeklik (VR), Arıtımı Gerçeklik (AR), Nesnelerin İnterneti (IoT) gibi alanlar üzerinde bir kaç küçük projeler yaparak denemeler yapmam, bu alanlara daha fazla hakim olmama ve farklı fikirler edinmeme yardım edecektir. Bu alanların nasıl insanların günlük hayatına entegre edilebileceği hakkında araştırmalar yapmak ve mevcut planı güncellemek, beni artık son adım olan yoğun çalışmalarımın başlangıcına, 5. Yıl’a götürecek. </text:p>
      <text:p text:style-name="P1">   5.yıl, artık edindiğim bilgiler ve kendimi geliştirdiğim yazılım dilleri doğrultusunda uzun süredir uğraştığım ve üzerine çalıştığım Web 4.0 teknolojisini tamamlamamak, ve artık insanların sadece internet üzerinde değil, Smart Home gibi günlük hayatlarına, her anlarına teknolojiyi dahil ederek, geliştirilmiş ve insan aklına daha da yakın olacak olan yapay zekanın, insanların yerine karar vermesine yardım ederek, pratik ve zaman kazandıran bir hale getirmesi, benim ve ülkemizin gelecek stratejilerinden biridir. </text:p>
      <text:p text:style-name="P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04:35.635499612</meta:creation-date>
    <dc:date>2023-11-21T10:05:07.682211040</dc:date>
    <meta:editing-duration>PT36S</meta:editing-duration>
    <meta:editing-cycles>1</meta:editing-cycles>
    <meta:document-statistic meta:table-count="0" meta:image-count="0" meta:object-count="0" meta:page-count="1" meta:paragraph-count="5" meta:word-count="364" meta:character-count="2812" meta:non-whitespace-character-count="2432"/>
    <meta:generator>LibreOffice/7.0.4.2$Linux_X86_64 LibreOffice_project/00$Build-2</meta:generator>
  </office:meta>
</office:document-meta>
</file>